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5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6" style:family="paragraph" style:parent-style-name="Heading_20_3">
      <style:paragraph-properties fo:margin-left="0in" fo:margin-right="0in" fo:margin-top="0in" fo:margin-bottom="0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7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8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6.5pt" fo:font-weight="bold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6.5pt" style:font-weight-asian="bold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4d4d4d" style:font-name-asian="Microsoft YaHei" style:font-size-asian="12pt" style:font-weight-asian="bold" loext:padding="0in" loext:border="none"/>
    </style:style>
    <style:style style:name="T10" style:family="text">
      <style:text-properties fo:color="#4d4d4d" style:font-name="Microsoft YaHei" fo:font-size="12pt" fo:font-weight="bold" loext:padding="0in" loext:border="none"/>
    </style:style>
    <style:style style:name="T11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2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3" style:family="text">
      <style:text-properties fo:color="#5e6687" style:font-name="Source Code Pro" fo:font-size="10.5pt" fo:background-color="#f5f7ff" loext:char-shading-value="0" loext:padding="0in" loext:border="none"/>
    </style:style>
    <style:style style:name="T14" style:family="text">
      <style:text-properties fo:color="#5e6687" fo:background-color="#f5f7ff" loext:char-shading-value="0" loext:padding="0in" loext:border="none"/>
    </style:style>
    <style:style style:name="T15" style:family="text">
      <style:text-properties fo:color="#c76b29" style:font-name="Source Code Pro" fo:font-size="10.5pt" fo:background-color="#f5f7ff" loext:char-shading-value="0" loext:padding="0in" loext:border="none"/>
    </style:style>
    <style:style style:name="T16" style:family="text">
      <style:text-properties fo:color="#6679cc" style:font-name="Source Code Pro" fo:font-size="10.5pt" fo:background-color="#f5f7ff" loext:char-shading-value="0" loext:padding="0in" loext:border="none"/>
    </style:style>
    <style:style style:name="T17" style:family="text">
      <style:text-properties fo:color="#3d8fd1" style:font-name="Source Code Pro" fo:font-size="10.5pt" fo:background-color="#f5f7ff" loext:char-shading-value="0" loext:padding="0in" loext:border="none"/>
    </style:style>
    <style:style style:name="T18" style:family="text">
      <style:text-properties fo:color="#ac9739" style:font-name="Source Code Pro" fo:font-size="10.5pt" fo:background-color="#f5f7ff" loext:char-shading-value="0" loext:padding="0in" loext:border="none"/>
    </style:style>
    <style:style style:name="T19" style:family="text">
      <style:text-properties fo:color="#6b7394" style:font-name="Source Code Pro" fo:font-size="10.5pt" fo:background-color="#f5f7ff" loext:char-shading-value="0" loext:padding="0in" loext:border="none"/>
    </style:style>
    <style:style style:name="T20" style:family="text">
      <style:text-properties fo:color="#6b7394" fo:background-color="#f5f7ff" loext:char-shading-value="0" style:font-name-asian="Source Code Pro" style:font-size-asian="10.5pt" loext:padding="0in" loext:border="none"/>
    </style:style>
    <style:style style:name="T21" style:family="text">
      <style:text-properties fo:color="#f33b45" style:font-name-asian="Microsoft YaHei" style:font-size-asian="16.5pt" style:font-weight-asian="bold"/>
    </style:style>
    <style:style style:name="T22" style:family="text">
      <style:text-properties fo:color="#f33b45" style:font-name="Microsoft YaHei" fo:font-size="16.5pt" fo:font-weight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fgetc</text:span><text:span text:style-name="T3">函数踩过的坑</text:span></text:h>
      <text:p text:style-name="P4"><text:span text:style-name="T5">2018</text:span><text:span text:style-name="T6">年</text:span><text:span text:style-name="T5">11</text:span><text:span text:style-name="T6">月</text:span><text:span text:style-name="T5">15</text:span><text:span text:style-name="T6">日 </text:span><text:span text:style-name="T5">00:07:00 </text:span><text:a xlink:type="simple" xlink:href="https://me.csdn.net/fireflylane" office:target-frame-name="_blank" xlink:show="new" text:style-name="Internet_20_link" text:visited-style-name="Visited_20_Internet_20_Link"><text:span text:style-name="T7">fireflylane</text:span></text:a><text:span text:style-name="T5"> </text:span><text:span text:style-name="T6">阅读数 </text:span><text:span text:style-name="T5">2497</text:span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11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2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fireflylane/article/details/84076183" text:style-name="Internet_20_link" text:visited-style-name="Visited_20_Internet_20_Link"><text:span text:style-name="T12">https://blog.csdn.net/fireflylane/article/details/84076183</text:span></text:a></text:p>
        <text:section text:style-name="Sect1" text:name="content_views">
          <text:h text:style-name="P7" text:outline-level="3"><text:bookmark text:name="t0"/><text:span text:style-name="T4">最近从中文的文本中用 </text:span><text:span text:style-name="T2">fgetc()</text:span><text:span text:style-name="T4">函数读取数据时，数据读到一部分程序提早跳出。</text:span><text:span text:style-name="T2"><text:line-break/></text:span><text:span text:style-name="T4">源程序中</text:span><text:span text:style-name="T2">fgetc</text:span><text:span text:style-name="T4">使用方法如下</text:span></text:h>
          <text:p text:style-name="P8"><draw:frame draw:style-name="fr1" draw:name="Frame1" text:anchor-type="paragraph" svg:width="0.25in" draw:z-index="0"><draw:text-box fo:min-height="0.2291in"><text:p text:style-name="P3"/></draw:text-box></draw:frame><text:span text:style-name="Source_20_Text"><text:span text:style-name="T15">#include&lt;stdio.h&gt;</text:span></text:span></text:p>
          <text:p text:style-name="P8"><draw:frame draw:style-name="fr1" draw:name="Frame2" text:anchor-type="paragraph" svg:width="0.25in" draw:z-index="1"><draw:text-box fo:min-height="0.2291in"><text:p text:style-name="P3"/></draw:text-box></draw:frame><text:span text:style-name="Source_20_Text"><text:span text:style-name="T15">#include&lt;stdlib.h&gt;</text:span></text:span></text:p>
          <text:p text:style-name="P8"><draw:frame draw:style-name="fr1" draw:name="Frame3" text:anchor-type="paragraph" svg:width="0.25in" draw:z-index="2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4" text:anchor-type="paragraph" svg:width="0.25in" draw:z-index="3"><draw:text-box fo:min-height="0.2291in"><text:p text:style-name="P3"/></draw:text-box></draw:frame><text:span text:style-name="Source_20_Text"><text:span text:style-name="T16">void</text:span></text:span><text:span text:style-name="Source_20_Text"><text:span text:style-name="T13"> </text:span></text:span><text:span text:style-name="Source_20_Text"><text:span text:style-name="T17">main</text:span></text:span><text:span text:style-name="Source_20_Text"><text:span text:style-name="T15">()</text:span></text:span></text:p>
          <text:p text:style-name="P8"><draw:frame draw:style-name="fr1" draw:name="Frame5" text:anchor-type="paragraph" svg:width="0.25in" draw:z-index="4"><draw:text-box fo:min-height="0.2291in"><text:p text:style-name="P3"/></draw:text-box></draw:frame><text:span text:style-name="Source_20_Text"><text:span text:style-name="T13">{</text:span></text:span></text:p>
          <text:p text:style-name="P8"><draw:frame draw:style-name="fr1" draw:name="Frame6" text:anchor-type="paragraph" svg:width="0.25in" draw:z-index="5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7" text:anchor-type="paragraph" svg:width="0.25in" draw:z-index="6"><draw:text-box fo:min-height="0.2291in"><text:p text:style-name="P3"/></draw:text-box></draw:frame><text:span text:style-name="Source_20_Text"><text:span text:style-name="T14"> <text:s text:c="6"/></text:span></text:span><text:span text:style-name="Source_20_Text"><text:span text:style-name="T13">FILE *fp = fopen(</text:span></text:span><text:span text:style-name="Source_20_Text"><text:span text:style-name="T18">"1.txt"</text:span></text:span><text:span text:style-name="Source_20_Text"><text:span text:style-name="T13">, </text:span></text:span><text:span text:style-name="Source_20_Text"><text:span text:style-name="T18">"r"</text:span></text:span><text:span text:style-name="Source_20_Text"><text:span text:style-name="T13">);</text:span></text:span></text:p>
          <text:p text:style-name="P8"><draw:frame draw:style-name="fr1" draw:name="Frame8" text:anchor-type="paragraph" svg:width="0.25in" draw:z-index="7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9" text:anchor-type="paragraph" svg:width="0.25in" draw:z-index="8"><draw:text-box fo:min-height="0.2291in"><text:p text:style-name="P3"/></draw:text-box></draw:frame><text:span text:style-name="Source_20_Text"><text:span text:style-name="T14"> <text:s text:c="7"/></text:span></text:span><text:span text:style-name="Source_20_Text"><text:span text:style-name="T16">if</text:span></text:span><text:span text:style-name="Source_20_Text"><text:span text:style-name="T13"> (</text:span></text:span><text:span text:style-name="Source_20_Text"><text:span text:style-name="T15">NULL</text:span></text:span><text:span text:style-name="Source_20_Text"><text:span text:style-name="T13"> == fp)</text:span></text:span></text:p>
          <text:p text:style-name="P8"><draw:frame draw:style-name="fr1" draw:name="Frame10" text:anchor-type="paragraph" svg:width="0.25in" draw:z-index="9"><draw:text-box fo:min-height="0.2291in"><text:p text:style-name="P3"/></draw:text-box></draw:frame><text:span text:style-name="Source_20_Text"><text:span text:style-name="T14"> </text:span></text:span><text:span text:style-name="Source_20_Text"><text:span text:style-name="T13">{</text:span></text:span></text:p>
          <text:p text:style-name="P8"><draw:frame draw:style-name="fr1" draw:name="Frame11" text:anchor-type="paragraph" svg:width="0.25in" draw:z-index="10"><draw:text-box fo:min-height="0.2291in"><text:p text:style-name="P3"/></draw:text-box></draw:frame><text:span text:style-name="Source_20_Text"><text:span text:style-name="T14"> <text:s text:c="14"/></text:span></text:span><text:span text:style-name="Source_20_Text"><text:span text:style-name="T16">return</text:span></text:span><text:span text:style-name="Source_20_Text"><text:span text:style-name="T13">;</text:span></text:span></text:p>
          <text:p text:style-name="P8"><draw:frame draw:style-name="fr1" draw:name="Frame12" text:anchor-type="paragraph" svg:width="0.25in" draw:z-index="11"><draw:text-box fo:min-height="0.2291in"><text:p text:style-name="P3"/></draw:text-box></draw:frame><text:span text:style-name="Source_20_Text"><text:span text:style-name="T14"> </text:span></text:span><text:span text:style-name="Source_20_Text"><text:span text:style-name="T13">}</text:span></text:span></text:p>
          <text:p text:style-name="P8"><draw:frame draw:style-name="fr1" draw:name="Frame13" text:anchor-type="paragraph" svg:width="0.25in" draw:z-index="12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14" text:anchor-type="paragraph" svg:width="0.25in" draw:z-index="13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15" text:anchor-type="paragraph" svg:width="0.25in" draw:z-index="14"><draw:text-box fo:min-height="0.2291in"><text:p text:style-name="P3"/></draw:text-box></draw:frame><text:span text:style-name="Source_20_Text"><text:span text:style-name="T14"> <text:s text:c="4"/></text:span></text:span><text:span text:style-name="Source_20_Text"><text:span text:style-name="T16">char</text:span></text:span><text:span text:style-name="Source_20_Text"><text:span text:style-name="T13"> ch;</text:span></text:span></text:p>
          <text:p text:style-name="P8"><draw:frame draw:style-name="fr1" draw:name="Frame16" text:anchor-type="paragraph" svg:width="0.25in" draw:z-index="15"><draw:text-box fo:min-height="0.2291in"><text:p text:style-name="P3"/></draw:text-box></draw:frame><text:span text:style-name="Source_20_Text"><text:span text:style-name="T14"> <text:s text:c="7"/></text:span></text:span></text:p>
          <text:p text:style-name="P8"><draw:frame draw:style-name="fr1" draw:name="Frame17" text:anchor-type="paragraph" svg:width="0.25in" draw:z-index="16"><draw:text-box fo:min-height="0.2291in"><text:p text:style-name="P3"/></draw:text-box></draw:frame><text:span text:style-name="Source_20_Text"><text:span text:style-name="T14"> <text:s text:c="7"/></text:span></text:span><text:span text:style-name="Source_20_Text"><text:span text:style-name="T16">while</text:span></text:span><text:span text:style-name="Source_20_Text"><text:span text:style-name="T13"> ( ( ch= fgetc(fp) ) != EOF) <text:s/></text:span></text:span><text:span text:style-name="Source_20_Text"><text:span text:style-name="T19">//</text:span></text:span><text:span text:style-name="Source_20_Text"><text:span text:style-name="T20">不断读取文件知道结束</text:span></text:span></text:p>
          <text:p text:style-name="P8"><draw:frame draw:style-name="fr1" draw:name="Frame18" text:anchor-type="paragraph" svg:width="0.25in" draw:z-index="17"><draw:text-box fo:min-height="0.2291in"><text:p text:style-name="P3"/></draw:text-box></draw:frame><text:span text:style-name="Source_20_Text"><text:span text:style-name="T14"> </text:span></text:span><text:span text:style-name="Source_20_Text"><text:span text:style-name="T13">{</text:span></text:span></text:p>
          <text:p text:style-name="P8"><draw:frame draw:style-name="fr1" draw:name="Frame19" text:anchor-type="paragraph" svg:width="0.25in" draw:z-index="18"><draw:text-box fo:min-height="0.2291in"><text:p text:style-name="P3"/></draw:text-box></draw:frame><text:span text:style-name="Source_20_Text"><text:span text:style-name="T14"> <text:s text:c="14"/></text:span></text:span><text:span text:style-name="Source_20_Text"><text:span text:style-name="T15">putchar</text:span></text:span><text:span text:style-name="Source_20_Text"><text:span text:style-name="T13">(ch);</text:span></text:span></text:p>
          <text:p text:style-name="P8"><draw:frame draw:style-name="fr1" draw:name="Frame20" text:anchor-type="paragraph" svg:width="0.25in" draw:z-index="19"><draw:text-box fo:min-height="0.2291in"><text:p text:style-name="P3"/></draw:text-box></draw:frame><text:span text:style-name="Source_20_Text"><text:span text:style-name="T14"> <text:s text:c="3"/></text:span></text:span><text:span text:style-name="Source_20_Text"><text:span text:style-name="T13">}</text:span></text:span></text:p>
          <text:p text:style-name="P8"><draw:frame draw:style-name="fr1" draw:name="Frame21" text:anchor-type="paragraph" svg:width="0.25in" draw:z-index="20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22" text:anchor-type="paragraph" svg:width="0.25in" draw:z-index="21"><draw:text-box fo:min-height="0.2291in"><text:p text:style-name="P3"/></draw:text-box></draw:frame><text:span text:style-name="Source_20_Text"><text:span text:style-name="T14"> <text:s text:c="5"/></text:span></text:span><text:span text:style-name="Source_20_Text"><text:span text:style-name="T13">system(</text:span></text:span><text:span text:style-name="Source_20_Text"><text:span text:style-name="T18">"pause"</text:span></text:span><text:span text:style-name="Source_20_Text"><text:span text:style-name="T13">);</text:span></text:span></text:p>
          <text:p text:style-name="P8"><draw:frame draw:style-name="fr1" draw:name="Frame23" text:anchor-type="paragraph" svg:width="0.25in" draw:z-index="22"><draw:text-box fo:min-height="0.2291in"><text:p text:style-name="P3"/></draw:text-box></draw:frame><text:span text:style-name="Source_20_Text"><text:span text:style-name="T14"> </text:span></text:span></text:p>
          <text:p text:style-name="P8"><draw:frame draw:style-name="fr1" draw:name="Frame24" text:anchor-type="paragraph" svg:width="0.25in" draw:z-index="23"><draw:text-box fo:min-height="0.2291in"><text:p text:style-name="P3"/></draw:text-box></draw:frame><text:span text:style-name="Source_20_Text"><text:span text:style-name="T13">}</text:span></text:span></text:p>
          <text:p text:style-name="P2"><text:span text:style-name="Strong_20_Emphasis"><text:span text:style-name="T9">问题所在 </text:span></text:span><text:span text:style-name="Strong_20_Emphasis"><text:span text:style-name="T10">fgetc </text:span></text:span><text:span text:style-name="Strong_20_Emphasis"><text:span text:style-name="T9">使用错误，正确使用方法  上述代码中的  </text:span></text:span><text:span text:style-name="Strong_20_Emphasis"><text:span text:style-name="T10">ch </text:span></text:span><text:span text:style-name="Strong_20_Emphasis"><text:span text:style-name="T9">类型应该定义成 </text:span></text:span><text:span text:style-name="Strong_20_Emphasis"><text:span text:style-name="T10">int </text:span></text:span></text:p>
          <text:p text:style-name="P8"><draw:frame draw:style-name="fr1" draw:name="Frame25" text:anchor-type="paragraph" svg:width="0.25in" draw:z-index="24"><draw:text-box fo:min-height="0.2291in"><text:p text:style-name="P3"/></draw:text-box></draw:frame><text:span text:style-name="Source_20_Text"><text:span text:style-name="T16">int</text:span></text:span><text:span text:style-name="Source_20_Text"><text:span text:style-name="T13"> ch; <text:s/></text:span></text:span></text:p>
          <text:p text:style-name="P8"><draw:frame draw:style-name="fr1" draw:name="Frame26" text:anchor-type="paragraph" svg:width="0.25in" draw:z-index="25"><draw:text-box fo:min-height="0.2291in"><text:p text:style-name="P3"/></draw:text-box></draw:frame><text:span text:style-name="Source_20_Text"><text:span text:style-name="T14"> <text:s text:c="6"/></text:span></text:span></text:p>
          <text:p text:style-name="P8"><draw:frame draw:style-name="fr1" draw:name="Frame27" text:anchor-type="paragraph" svg:width="0.25in" draw:z-index="26"><draw:text-box fo:min-height="0.2291in"><text:p text:style-name="P3"/></draw:text-box></draw:frame><text:span text:style-name="Source_20_Text"><text:span text:style-name="T14"> <text:s text:c="7"/></text:span></text:span><text:span text:style-name="Source_20_Text"><text:span text:style-name="T16">while</text:span></text:span><text:span text:style-name="Source_20_Text"><text:span text:style-name="T13"> ( ( ch= fgetc(fp) ) != EOF) <text:s/></text:span></text:span><text:span text:style-name="Source_20_Text"><text:span text:style-name="T19">//</text:span></text:span><text:span text:style-name="Source_20_Text"><text:span text:style-name="T20">不断读取文件知道结束</text:span></text:span></text:p>
          <text:p text:style-name="P8"><draw:frame draw:style-name="fr1" draw:name="Frame28" text:anchor-type="paragraph" svg:width="0.25in" draw:z-index="27"><draw:text-box fo:min-height="0.2291in"><text:p text:style-name="P3"/></draw:text-box></draw:frame><text:span text:style-name="Source_20_Text"><text:span text:style-name="T14"> </text:span></text:span><text:span text:style-name="Source_20_Text"><text:span text:style-name="T13">{</text:span></text:span></text:p>
          <text:p text:style-name="P8"><draw:frame draw:style-name="fr1" draw:name="Frame29" text:anchor-type="paragraph" svg:width="0.25in" draw:z-index="28"><draw:text-box fo:min-height="0.2291in"><text:p text:style-name="P3"/></draw:text-box></draw:frame><text:span text:style-name="Source_20_Text"><text:span text:style-name="T14"> <text:s text:c="14"/></text:span></text:span><text:span text:style-name="Source_20_Text"><text:span text:style-name="T15">putchar</text:span></text:span><text:span text:style-name="Source_20_Text"><text:span text:style-name="T13">(ch); </text:span></text:span><text:span text:style-name="Source_20_Text"><text:span text:style-name="T19">//</text:span></text:span><text:span text:style-name="Source_20_Text"><text:span text:style-name="T20">打印</text:span></text:span></text:p>
          <text:p text:style-name="P8"><draw:frame draw:style-name="fr1" draw:name="Frame30" text:anchor-type="paragraph" svg:width="0.25in" draw:z-index="29"><draw:text-box fo:min-height="0.2291in"><text:p text:style-name="P3"/></draw:text-box></draw:frame><text:span text:style-name="Source_20_Text"><text:span text:style-name="T14"> <text:s text:c="6"/></text:span></text:span><text:span text:style-name="Source_20_Text"><text:span text:style-name="T13">}</text:span></text:span></text:p>
          <text:h text:style-name="P6" text:outline-level="3"><text:soft-page-break/><text:span text:style-name="T4">分析  ： </text:span><text:span text:style-name="T2">fgetc </text:span><text:span text:style-name="T4">格式为  </text:span><text:span text:style-name="T2">int fgetc(FILE *stream);</text:span><text:span text:style-name="T4">这个函数的返回值，是返回所读取的一个字节。如果读到文件末尾或者读取出错时返回</text:span><text:span text:style-name="T2">EOF </text:span><text:span text:style-name="T4">。当读取字符时，返回值为 </text:span><text:span text:style-name="T2">0x00 -- 0xff </text:span><text:span text:style-name="T4">之间。计算机系统中，数值一律用补码来表示和存储。</text:span><text:span text:style-name="T2"><text:line-break/></text:span><text:span text:style-name="T4">当</text:span><text:span text:style-name="T2">ch </text:span><text:span text:style-name="T4">类型为</text:span><text:span text:style-name="T2">char </text:span><text:span text:style-name="T4">时（错误使用方式）</text:span><text:span text:style-name="T2"><text:line-break/>1.fgetc</text:span><text:span text:style-name="T4">读到字符</text:span><text:span text:style-name="T2">0xFF</text:span><text:span text:style-name="T4">时转换成</text:span><text:span text:style-name="T2">32</text:span><text:span text:style-name="T4">位为</text:span><text:span text:style-name="T2">0x000000FF</text:span><text:span text:style-name="T4">返回 ，代码中用 </text:span><text:span text:style-name="T2">char</text:span><text:span text:style-name="T4">类型的</text:span><text:span text:style-name="T2">ch</text:span><text:span text:style-name="T4">接收，</text:span><text:span text:style-name="T2">0x000000FF</text:span><text:span text:style-name="T4">被截断，</text:span><text:span text:style-name="T2">ch</text:span><text:span text:style-name="T4">等于</text:span><text:span text:style-name="T2">0xFF</text:span><text:span text:style-name="T4">。  </text:span><text:span text:style-name="T2"><text:line-break/>2.EOF</text:span><text:span text:style-name="T4">值为</text:span><text:span text:style-name="T2">-1</text:span><text:span text:style-name="T4">，即</text:span><text:span text:style-name="T2">0xFFFFFFFF,</text:span><text:span text:style-name="T4">与值为 </text:span><text:span text:style-name="T2">0xFF</text:span><text:span text:style-name="T4">（即 </text:span><text:span text:style-name="T2">char </text:span><text:span text:style-name="T4">类型</text:span><text:span text:style-name="T2">-1</text:span><text:span text:style-name="T4">的表示方式）的</text:span><text:span text:style-name="T2">ch</text:span><text:span text:style-name="T4">比较时，</text:span><text:span text:style-name="T2">ch</text:span><text:span text:style-name="T4">转换成</text:span><text:span text:style-name="T2">32</text:span><text:span text:style-name="T4">位后为</text:span><text:span text:style-name="T2">0xFFFFFFFF(32</text:span><text:span text:style-name="T4">系统中</text:span><text:span text:style-name="T2">int </text:span><text:span text:style-name="T4">类型 </text:span><text:span text:style-name="T2">-1</text:span><text:span text:style-name="T4">的表示方式</text:span><text:span text:style-name="T2">)</text:span><text:span text:style-name="T4">，比较结果为相等，导致判断失误，程序提早退出。</text:span><text:span text:style-name="T2"><text:line-break/></text:span><text:span text:style-name="T4">当</text:span><text:span text:style-name="T2">ch </text:span><text:span text:style-name="T4">为 </text:span><text:span text:style-name="T2">int </text:span><text:span text:style-name="T4">类型 （正确使用方式）</text:span><text:span text:style-name="T2"><text:line-break/></text:span><text:span text:style-name="T4">读到 字符 </text:span><text:span text:style-name="T2">0xFF</text:span><text:span text:style-name="T4">函数返回为</text:span><text:span text:style-name="T2">0x000000FF</text:span><text:span text:style-name="T4">，读到末尾返回</text:span><text:span text:style-name="T2">EOF</text:span><text:span text:style-name="T4">即</text:span><text:span text:style-name="T2">0xFFFFFFFF,</text:span><text:span text:style-name="T4">不会导致判断出错。</text:span><text:span text:style-name="T2"><text:line-break/></text:span><text:span text:style-name="T21">总结 出错原因在于：变量</text:span><text:span text:style-name="T22">ch </text:span><text:span text:style-name="T21">为</text:span><text:span text:style-name="T22">char</text:span><text:span text:style-name="T21">类型读到字符</text:span><text:span text:style-name="T22">0xFF</text:span><text:span text:style-name="T21">与</text:span><text:span text:style-name="T22">EOF</text:span><text:span text:style-name="T21">（</text:span><text:span text:style-name="T22">-1</text:span><text:span text:style-name="T21">）比较时相等，误判为已经读到文件末尾。</text:span></text:h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15:58.608719185</meta:creation-date>
    <dc:date>2019-08-22T15:16:17.005365866</dc:date>
    <meta:editing-duration>PT18S</meta:editing-duration>
    <meta:editing-cycles>1</meta:editing-cycles>
    <meta:document-statistic meta:table-count="0" meta:image-count="0" meta:object-count="0" meta:page-count="2" meta:paragraph-count="37" meta:word-count="515" meta:character-count="1148" meta:non-whitespace-character-count="936"/>
    <meta:generator>LibreOffice/5.1.6.2$Linux_X86_64 LibreOffice_project/10m0$Build-2</meta:generator>
  </office:meta>
</office:document-meta>
</file>